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087179" officeooo:paragraph-rsid="00087179" style:font-weight-asian="bold" style:font-weight-complex="bold"/>
    </style:style>
    <style:style style:name="P2" style:family="paragraph" style:parent-style-name="Standard">
      <style:paragraph-properties fo:text-align="start" style:justify-single-word="false"/>
      <style:text-properties fo:font-weight="bold" officeooo:rsid="0022d36d" officeooo:paragraph-rsid="0022d36d" style:font-weight-asian="bold" style:font-weight-complex="bold"/>
    </style:style>
    <style:style style:name="P3" style:family="paragraph" style:parent-style-name="Standard">
      <style:paragraph-properties fo:text-align="start" style:justify-single-word="false"/>
      <style:text-properties fo:font-weight="bold" officeooo:rsid="0038a063" officeooo:paragraph-rsid="0038a063" style:font-weight-asian="bold" style:font-weight-complex="bold"/>
    </style:style>
    <style:style style:name="P4" style:family="paragraph" style:parent-style-name="Standard">
      <style:text-properties fo:font-weight="normal" officeooo:rsid="00087179" officeooo:paragraph-rsid="00087179" style:font-weight-asian="normal" style:font-weight-complex="normal"/>
    </style:style>
    <style:style style:name="P5" style:family="paragraph" style:parent-style-name="Standard">
      <style:paragraph-properties fo:text-align="start" style:justify-single-word="false"/>
      <style:text-properties fo:font-weight="normal" officeooo:rsid="00087179" officeooo:paragraph-rsid="00087179" style:font-weight-asian="normal" style:font-weight-complex="normal"/>
    </style:style>
    <style:style style:name="P6" style:family="paragraph" style:parent-style-name="Standard" style:list-style-name="L1">
      <style:paragraph-properties fo:text-align="start" style:justify-single-word="false"/>
      <style:text-properties fo:font-weight="normal" officeooo:rsid="000e73de" officeooo:paragraph-rsid="000e73de" style:font-weight-asian="normal" style:font-weight-complex="normal"/>
    </style:style>
    <style:style style:name="P7" style:family="paragraph" style:parent-style-name="Standard">
      <style:paragraph-properties fo:text-align="start" style:justify-single-word="false"/>
      <style:text-properties fo:font-weight="normal" officeooo:rsid="000e73de" officeooo:paragraph-rsid="000e73de" style:font-weight-asian="normal" style:font-weight-complex="normal"/>
    </style:style>
    <style:style style:name="P8" style:family="paragraph" style:parent-style-name="Standard">
      <style:paragraph-properties fo:text-align="start" style:justify-single-word="false"/>
      <style:text-properties fo:font-weight="normal" officeooo:rsid="000f7830" officeooo:paragraph-rsid="000f7830" style:font-weight-asian="normal" style:font-weight-complex="normal"/>
    </style:style>
    <style:style style:name="P9" style:family="paragraph" style:parent-style-name="Standard">
      <style:paragraph-properties fo:text-align="start" style:justify-single-word="false"/>
      <style:text-properties fo:font-weight="normal" officeooo:rsid="0038a063" officeooo:paragraph-rsid="0038a063" style:font-weight-asian="normal" style:font-weight-complex="normal"/>
    </style:style>
    <style:style style:name="P10" style:family="paragraph" style:parent-style-name="Standard">
      <style:paragraph-properties fo:text-align="start" style:justify-single-word="false"/>
      <style:text-properties fo:font-style="normal" fo:font-weight="normal" officeooo:rsid="0013b4dd" officeooo:paragraph-rsid="0013b4dd"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fo:font-weight="normal" officeooo:rsid="0014a7e4" officeooo:paragraph-rsid="0014a7e4"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fo:font-weight="normal" officeooo:rsid="00152a4d" officeooo:paragraph-rsid="00152a4d" style:font-style-asian="normal" style:font-weight-asian="normal" style:font-style-complex="normal" style:font-weight-complex="normal"/>
    </style:style>
    <style:style style:name="P13" style:family="paragraph" style:parent-style-name="Standard">
      <style:text-properties fo:font-style="normal" fo:font-weight="normal" officeooo:rsid="00163b2f" officeooo:paragraph-rsid="00163b2f"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fo:font-weight="normal" officeooo:rsid="00163b2f" officeooo:paragraph-rsid="00163b2f"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fo:font-weight="normal" officeooo:rsid="0017c531" officeooo:paragraph-rsid="0017c531" style:font-style-asian="normal" style:font-weight-asian="normal" style:font-style-complex="normal" style:font-weight-complex="normal"/>
    </style:style>
    <style:style style:name="P16" style:family="paragraph" style:parent-style-name="Standard" style:list-style-name="L2">
      <style:paragraph-properties fo:text-align="start" style:justify-single-word="false"/>
      <style:text-properties fo:font-style="normal" fo:font-weight="normal" officeooo:rsid="0017c531" officeooo:paragraph-rsid="0017c531"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fo:font-weight="bold" officeooo:rsid="001ae983" officeooo:paragraph-rsid="001ae983"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fo:font-style="normal" fo:font-weight="bold" officeooo:rsid="001c2504" officeooo:paragraph-rsid="001c2504"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fo:font-style="normal" fo:font-weight="bold" officeooo:rsid="0020af43" officeooo:paragraph-rsid="0020af43"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fo:font-style="normal" fo:font-weight="bold" officeooo:rsid="00210d77" officeooo:paragraph-rsid="00210d77"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fo:font-style="normal" fo:font-weight="bold" officeooo:rsid="0022d381" officeooo:paragraph-rsid="0022d381" style:font-style-asian="normal" style:font-weight-asian="bold" style:font-style-complex="normal" style:font-weight-complex="bold"/>
    </style:style>
    <style:style style:name="P22" style:family="paragraph" style:parent-style-name="Standard">
      <style:paragraph-properties fo:text-align="start" style:justify-single-word="false"/>
      <style:text-properties fo:font-style="normal" fo:font-weight="bold" officeooo:rsid="0023a7f3" officeooo:paragraph-rsid="0023a7f3" style:font-style-asian="normal" style:font-weight-asian="bold" style:font-style-complex="normal" style:font-weight-complex="bold"/>
    </style:style>
    <style:style style:name="P23"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29aaae" officeooo:paragraph-rsid="0029aaae" style:font-style-asian="normal" style:font-weight-asian="bold" style:font-style-complex="normal" style:font-weight-complex="bold"/>
    </style:style>
    <style:style style:name="P24"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34e93f" officeooo:paragraph-rsid="0034e93f" style:font-style-asian="normal" style:font-weight-asian="bold" style:font-style-complex="normal" style:font-weight-complex="bold"/>
    </style:style>
    <style:style style:name="P25" style:family="paragraph" style:parent-style-name="Standard" style:list-style-name="L5">
      <style:paragraph-properties fo:text-align="start" style:justify-single-word="false"/>
      <style:text-properties fo:font-style="normal" style:text-underline-style="none" fo:font-weight="bold" officeooo:rsid="002a7415" officeooo:paragraph-rsid="002a7415"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fo:font-style="normal" style:text-underline-style="none" fo:font-weight="bold" officeooo:rsid="002a7415" officeooo:paragraph-rsid="002a7415"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fo:font-style="normal" style:text-underline-style="none" fo:font-weight="bold" officeooo:rsid="002ca2af" officeooo:paragraph-rsid="002ca2af" style:font-style-asian="normal" style:font-weight-asian="bold" style:font-style-complex="normal" style:font-weight-complex="bold"/>
    </style:style>
    <style:style style:name="P28" style:family="paragraph" style:parent-style-name="Standard">
      <style:paragraph-properties fo:text-align="start" style:justify-single-word="false"/>
      <style:text-properties fo:font-style="normal" style:text-underline-style="none" fo:font-weight="bold" officeooo:rsid="00302eca" officeooo:paragraph-rsid="00302eca" style:font-style-asian="normal" style:font-weight-asian="bold" style:font-style-complex="normal" style:font-weight-complex="bold"/>
    </style:style>
    <style:style style:name="P29" style:family="paragraph" style:parent-style-name="Standard">
      <style:paragraph-properties fo:text-align="start" style:justify-single-word="false"/>
      <style:text-properties fo:font-style="normal" style:text-underline-style="none" fo:font-weight="bold" officeooo:rsid="0031d213" officeooo:paragraph-rsid="0031d213" style:font-style-asian="normal" style:font-weight-asian="bold" style:font-style-complex="normal" style:font-weight-complex="bold"/>
    </style:style>
    <style:style style:name="P30" style:family="paragraph" style:parent-style-name="Standard" style:list-style-name="L6">
      <style:paragraph-properties fo:text-align="start" style:justify-single-word="false"/>
      <style:text-properties fo:font-style="normal" style:text-underline-style="none" fo:font-weight="bold" officeooo:rsid="0031d213" officeooo:paragraph-rsid="0031d213" style:font-style-asian="normal" style:font-weight-asian="bold" style:font-style-complex="normal" style:font-weight-complex="bold"/>
    </style:style>
    <style:style style:name="P31" style:family="paragraph" style:parent-style-name="Standard">
      <style:text-properties fo:font-size="10pt" fo:font-style="italic" style:font-size-asian="10pt" style:font-style-asian="italic" style:font-size-complex="10pt" style:font-style-complex="italic"/>
    </style:style>
    <style:style style:name="P32" style:family="paragraph" style:parent-style-name="Standard">
      <style:paragraph-properties fo:text-align="start" style:justify-single-word="false"/>
      <style:text-properties officeooo:paragraph-rsid="0023a7f3"/>
    </style:style>
    <style:style style:name="P33" style:family="paragraph" style:parent-style-name="Standard">
      <style:paragraph-properties fo:text-align="start" style:justify-single-word="false"/>
      <style:text-properties officeooo:paragraph-rsid="0034e93f"/>
    </style:style>
    <style:style style:name="P34" style:family="paragraph" style:parent-style-name="Standard">
      <style:paragraph-properties fo:text-align="start" style:justify-single-word="false"/>
      <style:text-properties style:text-underline-style="solid" style:text-underline-width="auto" style:text-underline-color="font-color" fo:font-weight="normal" officeooo:rsid="000de084" officeooo:paragraph-rsid="000de084" style:font-weight-asian="normal" style:font-weight-complex="normal"/>
    </style:style>
    <style:style style:name="P35" style:family="paragraph" style:parent-style-name="Standard">
      <style:paragraph-properties fo:text-align="start" style:justify-single-word="false"/>
      <style:text-properties style:text-underline-style="solid" style:text-underline-width="auto" style:text-underline-color="font-color" officeooo:paragraph-rsid="0023a7f3"/>
    </style:style>
    <style:style style:name="P36" style:family="paragraph" style:parent-style-name="Standard" style:list-style-name="L4">
      <style:paragraph-properties fo:text-align="start" style:justify-single-word="false"/>
      <style:text-properties style:text-underline-style="none" officeooo:rsid="00253e6b" officeooo:paragraph-rsid="00253e6b"/>
    </style:style>
    <style:style style:name="P37" style:family="paragraph" style:parent-style-name="Standard" style:list-style-name="L4">
      <style:paragraph-properties fo:text-align="start" style:justify-single-word="false"/>
      <style:text-properties style:text-underline-style="none" officeooo:rsid="0025e8df" officeooo:paragraph-rsid="0025e8df"/>
    </style:style>
    <style:style style:name="P38" style:family="paragraph" style:parent-style-name="Standard">
      <style:paragraph-properties fo:text-align="start" style:justify-single-word="false"/>
      <style:text-properties style:text-underline-style="none" fo:font-weight="bold" officeooo:rsid="0042c51f" officeooo:paragraph-rsid="0042c51f" style:font-weight-asian="bold" style:font-weight-complex="bold"/>
    </style:style>
    <style:style style:name="P39" style:family="paragraph" style:parent-style-name="Standard">
      <style:paragraph-properties fo:text-align="start" style:justify-single-word="false"/>
      <style:text-properties style:text-underline-style="none" fo:font-weight="bold" officeooo:rsid="0045fc78" officeooo:paragraph-rsid="0045fc78" style:font-weight-asian="bold" style:font-weight-complex="bold"/>
    </style:style>
    <style:style style:name="P40" style:family="paragraph" style:parent-style-name="Standard">
      <style:paragraph-properties fo:text-align="start" style:justify-single-word="false"/>
      <style:text-properties style:text-underline-style="none" fo:font-weight="normal" officeooo:rsid="0042c51f" officeooo:paragraph-rsid="0042c51f" style:font-weight-asian="normal" style:font-weight-complex="normal"/>
    </style:style>
    <style:style style:name="P41" style:family="paragraph" style:parent-style-name="Standard">
      <style:paragraph-properties fo:text-align="start" style:justify-single-word="false"/>
      <style:text-properties style:text-underline-style="none" fo:font-weight="normal" officeooo:rsid="004336e0" officeooo:paragraph-rsid="004336e0" style:font-weight-asian="normal" style:font-weight-complex="normal"/>
    </style:style>
    <style:style style:name="P42" style:family="paragraph" style:parent-style-name="Standard">
      <style:paragraph-properties fo:text-align="start" style:justify-single-word="false"/>
      <style:text-properties style:text-underline-style="none" fo:font-weight="normal" officeooo:rsid="0045fc78" officeooo:paragraph-rsid="0045fc78" style:font-weight-asian="normal" style:font-weight-complex="normal"/>
    </style:style>
    <style:style style:name="T1" style:family="text">
      <style:text-properties officeooo:rsid="0008bbb1"/>
    </style:style>
    <style:style style:name="T2" style:family="text">
      <style:text-properties fo:font-style="italic" style:font-style-asian="italic" style:font-style-complex="italic"/>
    </style:style>
    <style:style style:name="T3" style:family="text">
      <style:text-properties fo:font-style="italic" officeooo:rsid="0008bbb1" style:font-style-asian="italic" style:font-style-complex="italic"/>
    </style:style>
    <style:style style:name="T4" style:family="text">
      <style:text-properties fo:font-style="italic" officeooo:rsid="0012f0df" style:font-style-asian="italic" style:font-style-complex="italic"/>
    </style:style>
    <style:style style:name="T5" style:family="text">
      <style:text-properties fo:font-style="italic" officeooo:rsid="0010ab5e"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1e62ce" style:font-style-asian="italic" style:font-weight-asian="normal" style:font-style-complex="italic" style:font-weight-complex="normal"/>
    </style:style>
    <style:style style:name="T8" style:family="text">
      <style:text-properties fo:font-style="italic" fo:font-weight="normal" officeooo:rsid="001fff12" style:font-style-asian="italic" style:font-weight-asian="normal" style:font-style-complex="italic" style:font-weight-complex="normal"/>
    </style:style>
    <style:style style:name="T9" style:family="text">
      <style:text-properties fo:font-style="italic" fo:font-weight="normal" officeooo:rsid="0020be42" style:font-style-asian="italic" style:font-weight-asian="normal" style:font-style-complex="italic" style:font-weight-complex="normal"/>
    </style:style>
    <style:style style:name="T10" style:family="text">
      <style:text-properties fo:font-style="italic" fo:font-weight="normal" officeooo:rsid="002e74a2"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08bbb1" style:font-style-asian="normal" style:font-style-complex="normal"/>
    </style:style>
    <style:style style:name="T13" style:family="text">
      <style:text-properties fo:font-style="normal" officeooo:rsid="00123883" style:font-style-asian="normal" style:font-style-complex="normal"/>
    </style:style>
    <style:style style:name="T14" style:family="text">
      <style:text-properties fo:font-style="normal" officeooo:rsid="0012f0df" style:font-style-asian="normal" style:font-style-complex="normal"/>
    </style:style>
    <style:style style:name="T15" style:family="text">
      <style:text-properties fo:font-style="normal" fo:font-weight="normal" officeooo:rsid="0023a7f3" style:font-style-asian="normal" style:font-weight-asian="normal" style:font-style-complex="normal" style:font-weight-complex="normal"/>
    </style:style>
    <style:style style:name="T16" style:family="text">
      <style:text-properties fo:font-style="normal" fo:font-weight="normal" officeooo:rsid="00273394" style:font-style-asian="normal" style:font-weight-asian="normal" style:font-style-complex="normal" style:font-weight-complex="normal"/>
    </style:style>
    <style:style style:name="T17" style:family="text">
      <style:text-properties fo:font-style="normal" style:text-underline-style="none" fo:font-weight="normal" officeooo:rsid="0034e93f" style:font-style-asian="normal" style:font-weight-asian="normal" style:font-style-complex="normal" style:font-weight-complex="normal"/>
    </style:style>
    <style:style style:name="T18" style:family="text">
      <style:text-properties officeooo:rsid="000aaf22"/>
    </style:style>
    <style:style style:name="T19" style:family="text">
      <style:text-properties officeooo:rsid="001908f8"/>
    </style:style>
    <style:style style:name="T20" style:family="text">
      <style:text-properties fo:font-weight="bold" style:font-weight-asian="bold" style:font-weight-complex="bold"/>
    </style:style>
    <style:style style:name="T21" style:family="text">
      <style:text-properties fo:font-weight="bold" officeooo:rsid="0012f0df"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1e62ce" style:font-weight-asian="normal" style:font-weight-complex="normal"/>
    </style:style>
    <style:style style:name="T24" style:family="text">
      <style:text-properties fo:font-weight="normal" officeooo:rsid="001fff12" style:font-weight-asian="normal" style:font-weight-complex="normal"/>
    </style:style>
    <style:style style:name="T25" style:family="text">
      <style:text-properties fo:font-weight="normal" officeooo:rsid="0020be42" style:font-weight-asian="normal" style:font-weight-complex="normal"/>
    </style:style>
    <style:style style:name="T26" style:family="text">
      <style:text-properties fo:font-weight="normal" officeooo:rsid="002e74a2" style:font-weight-asian="normal" style:font-weight-complex="normal"/>
    </style:style>
    <style:style style:name="T27" style:family="text">
      <style:text-properties style:text-line-through-style="none" style:text-line-through-type="none" style:text-position="0% 100%" fo:font-style="normal" fo:font-weight="normal" style:font-style-asian="normal" style:font-weight-asian="normal" style:font-style-complex="normal" style:font-weight-complex="normal"/>
    </style:style>
    <style:style style:name="T28" style:family="text">
      <style:text-properties style:text-line-through-style="none" style:text-line-through-type="none" style:text-position="0% 100%" fo:font-style="normal" fo:font-weight="normal" officeooo:rsid="0023a7f3" style:font-style-asian="normal" style:font-weight-asian="normal" style:font-style-complex="normal" style:font-weight-complex="normal"/>
    </style:style>
    <style:style style:name="T29" style:family="text">
      <style:text-properties style:text-line-through-style="none" style:text-line-through-type="none" style:text-position="0% 100%" fo:font-style="normal" style:text-underline-style="none" fo:font-weight="normal" officeooo:rsid="0034e93f" style:font-style-asian="normal" style:font-weight-asian="normal" style:font-style-complex="normal" style:font-weight-complex="normal"/>
    </style:style>
    <style:style style:name="T30" style:family="text">
      <style:text-properties style:text-line-through-style="none" style:text-line-through-type="none" style:text-position="0% 100%" fo:font-style="normal" style:text-underline-style="none" fo:font-weight="normal" officeooo:rsid="00356504" style:font-style-asian="normal" style:font-weight-asian="normal" style:font-style-complex="normal" style:font-weight-complex="normal"/>
    </style:style>
    <style:style style:name="T31" style:family="text">
      <style:text-properties style:text-line-through-style="none" style:text-line-through-type="none" style:text-position="0% 100%" fo:font-style="normal" style:text-underline-style="none" fo:font-weight="normal" officeooo:rsid="003589e9" style:font-style-asian="normal" style:font-weight-asian="normal" style:font-style-complex="normal" style:font-weight-complex="normal"/>
    </style:style>
    <style:style style:name="T32" style:family="text">
      <style:text-properties style:text-line-through-style="none" style:text-line-through-type="none" style:text-position="0% 100%" fo:font-style="normal" style:text-underline-style="none" fo:font-weight="normal" officeooo:rsid="0036d9e9" style:font-style-asian="normal" style:font-weight-asian="normal" style:font-style-complex="normal" style:font-weight-complex="normal"/>
    </style:style>
    <style:style style:name="T33" style:family="text">
      <style:text-properties style:text-line-through-style="none" style:text-line-through-type="none" style:text-position="0% 100%" fo:font-style="normal" style:text-underline-style="none" fo:font-weight="normal" officeooo:rsid="0036e2ad" style:font-style-asian="normal" style:font-weight-asian="normal" style:font-style-complex="normal" style:font-weight-complex="normal"/>
    </style:style>
    <style:style style:name="T34" style:family="text">
      <style:text-properties style:text-line-through-style="none" style:text-line-through-type="none" style:text-position="0% 100%" fo:font-style="normal" style:text-underline-style="none" style:font-style-asian="normal" style:font-style-complex="normal"/>
    </style:style>
    <style:style style:name="T35" style:family="text">
      <style:text-properties style:text-line-through-style="none" style:text-line-through-type="none" style:text-position="0% 100%" fo:font-style="normal" style:text-underline-style="none" officeooo:rsid="0036e2ad" style:font-style-asian="normal" style:font-style-complex="normal"/>
    </style:style>
    <style:style style:name="T36" style:family="text">
      <style:text-properties style:text-line-through-style="none" style:text-line-through-type="none" style:text-position="0% 100%" fo:font-style="normal" style:text-underline-style="none" officeooo:rsid="0039cc1c" style:font-style-asian="normal" style:font-style-complex="normal"/>
    </style:style>
    <style:style style:name="T37" style:family="text">
      <style:text-properties style:text-line-through-style="none" style:text-line-through-type="none" style:text-position="0% 100%" fo:font-style="normal" style:text-underline-style="none" officeooo:rsid="003baef1" style:font-style-asian="normal" style:font-style-complex="normal"/>
    </style:style>
    <style:style style:name="T38" style:family="text">
      <style:text-properties style:text-line-through-style="none" style:text-line-through-type="none" style:text-position="0% 100%" fo:font-style="normal" style:text-underline-style="none" officeooo:rsid="003c14b4" style:font-style-asian="normal" style:font-style-complex="normal"/>
    </style:style>
    <style:style style:name="T39" style:family="text">
      <style:text-properties style:text-line-through-style="none" style:text-line-through-type="none" style:text-position="0% 100%" fo:font-style="normal" style:text-underline-style="none" officeooo:rsid="003dacc8" style:font-style-asian="normal" style:font-style-complex="normal"/>
    </style:style>
    <style:style style:name="T40" style:family="text">
      <style:text-properties style:text-line-through-style="none" style:text-line-through-type="none" style:text-position="0% 100%" fo:font-style="normal" style:text-underline-style="none" officeooo:rsid="003e9dd7" style:font-style-asian="normal" style:font-style-complex="normal"/>
    </style:style>
    <style:style style:name="T41" style:family="text">
      <style:text-properties style:text-line-through-style="none" style:text-line-through-type="none" style:text-position="0% 100%" fo:font-style="normal" style:text-underline-style="none" officeooo:rsid="003f14ec" style:font-style-asian="normal" style:font-style-complex="normal"/>
    </style:style>
    <style:style style:name="T42" style:family="text">
      <style:text-properties style:text-line-through-style="none" style:text-line-through-type="none" style:text-position="0% 100%" fo:font-style="normal" style:text-underline-style="none" officeooo:rsid="0040aaff" style:font-style-asian="normal" style:font-style-complex="normal"/>
    </style:style>
    <style:style style:name="T43" style:family="text">
      <style:text-properties style:text-line-through-style="none" style:text-line-through-type="none" style:text-position="0% 100%" fo:font-style="normal" style:text-underline-style="none" officeooo:rsid="0040d0ad" style:font-style-asian="normal" style:font-style-complex="normal"/>
    </style:style>
    <style:style style:name="T44" style:family="text">
      <style:text-properties style:text-line-through-style="none" style:text-line-through-type="none" style:text-position="0% 100%" fo:font-style="normal" style:font-style-asian="normal" style:font-style-complex="normal"/>
    </style:style>
    <style:style style:name="T45" style:family="text">
      <style:text-properties style:text-line-through-style="none" style:text-line-through-type="none" style:text-position="0% 100%" fo:font-style="normal" officeooo:rsid="0040d0ad" style:font-style-asian="normal" style:font-style-complex="normal"/>
    </style:style>
    <style:style style:name="T46" style:family="text">
      <style:text-properties style:text-line-through-style="none" style:text-line-through-type="none" style:text-position="0% 100%" fo:font-style="normal" officeooo:rsid="004336e0" style:font-style-asian="normal" style:font-style-complex="normal"/>
    </style:style>
    <style:style style:name="T47" style:family="text">
      <style:text-properties style:text-line-through-style="none" style:text-line-through-type="none" style:text-position="0% 100%" fo:font-style="normal" officeooo:rsid="00445114" style:font-style-asian="normal" style:font-style-complex="normal"/>
    </style:style>
    <style:style style:name="T48" style:family="text">
      <style:text-properties style:text-line-through-style="none" style:text-line-through-type="none" style:text-position="0% 100%" fo:font-style="normal" officeooo:rsid="004452d4" style:font-style-asian="normal" style:font-style-complex="normal"/>
    </style:style>
    <style:style style:name="T49" style:family="text">
      <style:text-properties style:text-line-through-style="none" style:text-line-through-type="none" style:text-position="0% 100%" fo:font-style="italic" fo:font-weight="normal" officeooo:rsid="0023a7f3" style:font-style-asian="italic" style:font-weight-asian="normal" style:font-style-complex="italic" style:font-weight-complex="normal"/>
    </style:style>
    <style:style style:name="T50" style:family="text">
      <style:text-properties style:text-line-through-style="none" style:text-line-through-type="none" style:text-position="0% 100%" fo:font-style="italic" style:text-underline-style="none" fo:font-weight="normal" officeooo:rsid="003589e9" style:font-style-asian="italic" style:font-weight-asian="normal" style:font-style-complex="italic" style:font-weight-complex="normal"/>
    </style:style>
    <style:style style:name="T51" style:family="text">
      <style:text-properties style:text-line-through-style="none" style:text-line-through-type="none" style:text-position="0% 100%" fo:font-style="italic" style:text-underline-style="none" fo:font-weight="normal" officeooo:rsid="0036d9e9" style:font-style-asian="italic" style:font-weight-asian="normal" style:font-style-complex="italic" style:font-weight-complex="normal"/>
    </style:style>
    <style:style style:name="T52" style:family="text">
      <style:text-properties style:text-line-through-style="none" style:text-line-through-type="none" style:text-position="0% 100%" fo:font-style="italic" style:text-underline-style="none" fo:font-weight="normal" officeooo:rsid="0036e2ad" style:font-style-asian="italic" style:font-weight-asian="normal" style:font-style-complex="italic" style:font-weight-complex="normal"/>
    </style:style>
    <style:style style:name="T53" style:family="text">
      <style:text-properties style:text-line-through-style="none" style:text-line-through-type="none" style:text-position="0% 100%" fo:font-style="italic" style:text-underline-style="none" officeooo:rsid="0039cc1c" style:font-style-asian="italic" style:font-style-complex="italic"/>
    </style:style>
    <style:style style:name="T54" style:family="text">
      <style:text-properties style:text-line-through-style="none" style:text-line-through-type="none" style:text-position="0% 100%" fo:font-style="italic" style:text-underline-style="none" officeooo:rsid="003baef1" style:font-style-asian="italic" style:font-style-complex="italic"/>
    </style:style>
    <style:style style:name="T55" style:family="text">
      <style:text-properties style:text-line-through-style="none" style:text-line-through-type="none" style:text-position="0% 100%" fo:font-style="italic" style:text-underline-style="none" officeooo:rsid="003dacc8" style:font-style-asian="italic" style:font-style-complex="italic"/>
    </style:style>
    <style:style style:name="T56" style:family="text">
      <style:text-properties style:text-line-through-style="none" style:text-line-through-type="none" style:text-position="0% 100%" fo:font-style="italic" style:font-style-asian="italic" style:font-style-complex="italic"/>
    </style:style>
    <style:style style:name="T57" style:family="text">
      <style:text-properties style:text-line-through-style="none" style:text-line-through-type="none" style:text-position="0% 100%" fo:font-style="italic" officeooo:rsid="004336e0"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 to Operating Systems</text:p>
      <text:p text:style-name="P2">Three Easy Pieces (Virtualization – Concurrency – Persistence)</text:p>
      <text:p text:style-name="P2"/>
      <text:p text:style-name="P5">A body of software <text:span text:style-name="T18">(an OS) is </text:span>making it easy to run programs (many at the same time), allowing programs to share memory, enabling programs to interact with devices, and other stuff. <text:span text:style-name="T1">A running program is very simple and is based on </text:span><text:span text:style-name="T3">Von Neumann’s </text:span><text:span text:style-name="T12"><text:s/></text:span><text:span text:style-name="T3">model of computing, </text:span><text:span text:style-name="T12">it executes instructions. The CPU </text:span><text:span text:style-name="T3">fetches</text:span><text:span text:style-name="T12"> an instruction from memory, </text:span><text:span text:style-name="T3">decodes</text:span><text:span text:style-name="T12"> it, and </text:span><text:span text:style-name="T3">executes</text:span><text:span text:style-name="T12"> it.</text:span></text:p>
      <text:p text:style-name="P4"><text:span text:style-name="T12"/></text:p>
      <text:p text:style-name="P34"><text:span text:style-name="T12">I</text:span><text:span text:style-name="T11">mportant question: How do we virtualize resources?</text:span></text:p>
      <text:list xml:id="list3975751123" text:style-name="L1">
        <text:list-item>
          <text:p text:style-name="P6"><text:span text:style-name="T11">What mechanisms and policies are implemented by the OS to attain virtualization? </text:span></text:p>
        </text:list-item>
        <text:list-item>
          <text:p text:style-name="P6"><text:span text:style-name="T11">How does the OS do so efficiently?</text:span></text:p>
        </text:list-item>
        <text:list-item>
          <text:p text:style-name="P6"><text:span text:style-name="T11">What hardware support is neeeded? </text:span></text:p>
        </text:list-item>
      </text:list>
      <text:p text:style-name="P7"><text:span text:style-name="T11"/></text:p>
      <text:p text:style-name="P8"><text:span text:style-name="T12">A</text:span><text:span text:style-name="T11">n operating system is also called a </text:span><text:span text:style-name="T2">v</text:span><text:span text:style-name="T5">i</text:span><text:span text:style-name="T2">rtual machine</text:span><text:span text:style-name="T11">. </text:span><text:span text:style-name="T13">An OS is in charge of making sure that the system operates correctly and efficiently in an easy-to-use manner. </text:span><text:span text:style-name="T14">The prmary way of doing this is through the general technique called </text:span><text:span text:style-name="T4">virtualization.</text:span></text:p>
      <text:p text:style-name="P10"><text:span text:style-name="T21">V</text:span><text:span text:style-name="T20">itualization</text:span> is when the OS takes a physical resource and transforms it into a more general, powerful, and easy-to-use virtual form of itself.</text:p>
      <text:p text:style-name="P10"/>
      <text:p text:style-name="P11">To make use of an OS and to let users tell it what to do, it provides some interfaces (APIs) that one can call. A typical OS exports a few hundred <text:span text:style-name="T2">system calls </text:span>available to applications. These system calls can also be called a <text:span text:style-name="T2">standard library </text:span>for applications. </text:p>
      <text:p text:style-name="P11"/>
      <text:p text:style-name="P12">The CPU, memory and disk are resources of a system/machine so an OS can also be called a <text:span text:style-name="T2">resource manager, </text:span>since it’s role is to manage those resources as efficiently and fairly as possible. </text:p>
      <text:p text:style-name="P12"/>
      <text:p text:style-name="P14">How to run multiple instances of the same program in Unix:</text:p>
      <text:p text:style-name="P13"/>
      <text:p text:style-name="P31">@Terminal $ &gt; <text:s/>./&lt;binary&gt; &lt;input&gt; &amp; ./&lt;binary&gt; &lt;input2&gt; &amp; ./&lt;binary&gt; &lt;input3&gt;</text:p>
      <text:p text:style-name="P13"/>
      <text:p text:style-name="P15">There are many types of virtualizations:</text:p>
      <text:list xml:id="list2541502355" text:style-name="L2">
        <text:list-item>
          <text:p text:style-name="P16">Virtualization of the CPU </text:p>
        </text:list-item>
        <text:list-item>
          <text:p text:style-name="P16">Vitualization of memory</text:p>
        </text:list-item>
      </text:list>
      <text:p text:style-name="P15">Example – Processes:</text:p>
      <text:p text:style-name="P15">Each process in an OS has its own provate virtual address space, sometimes just called address space. The OS maps this onto the physical memory of the machine. <text:span text:style-name="T19">A memory reference within one running process does not affect the the address space of other processes (or the OS itself). </text:span></text:p>
      <text:p text:style-name="P15"/>
      <text:p text:style-name="P35"><text:span text:style-name="T15">Important question: How do we </text:span><text:span text:style-name="T28">build correct concurrent programs?</text:span></text:p>
      <text:list xml:id="list2945529045" text:style-name="L4">
        <text:list-item>
          <text:p text:style-name="P36"><text:span text:style-name="T28">W</text:span><text:span text:style-name="T27">hen there are manu concurrently executing threads within the same memory space, howw can we build a correctly working program? </text:span></text:p>
        </text:list-item>
        <text:list-item>
          <text:p text:style-name="P36"><text:span text:style-name="T27">What primitives are needed from the OS? </text:span></text:p>
        </text:list-item>
        <text:list-item>
          <text:p text:style-name="P36"><text:span text:style-name="T27">What mechanisms should be provided by the hardware? </text:span></text:p>
        </text:list-item>
        <text:list-item>
          <text:p text:style-name="P37"><text:span text:style-name="T27">How can we use the mechanisms to solve problems of concurrency?</text:span></text:p>
        </text:list-item>
      </text:list>
      <text:p text:style-name="P17"><text:span text:style-name="T22">The concept of working with many things at once (concurently) is called </text:span>Concurrency<text:span text:style-name="T22">.</text:span></text:p>
      <text:p text:style-name="P18"><text:span text:style-name="T22">An OS is juggling many things at the same time, and doing so leads to some deep and interesting problems. </text:span><text:span text:style-name="T23">Concurrency problems arise within the OS itself, but also in modern </text:span><text:span text:style-name="T7">multi-threaded</text:span><text:span text:style-name="T23"> programs. </text:span><text:span text:style-name="T24">One can think of a </text:span><text:span text:style-name="T8">thread </text:span><text:span text:style-name="T24">as a funciton running in the same memory space as other functions with more than one of them active at the same time. </text:span></text:p>
      <text:p text:style-name="P19"><text:span text:style-name="T24">E</text:span><text:span text:style-name="T22">xample – Concurrency problem:</text:span></text:p>
      <text:p text:style-name="P19"><text:span text:style-name="T22">Having 2 threads and a shared counter. The key part of the program where the shared counter is incremented takes 3 instructions <text:s text:c="2"/>(one to load the value of the counter from memory into a register, </text:span><text:soft-page-break/><text:span text:style-name="T22">one to increment it, one to store it back to memory). </text:span><text:span text:style-name="T25">These three instructions does not execute </text:span><text:span text:style-name="T9">atomically </text:span><text:span text:style-name="T25">(all at once) leading to strange outcomes. </text:span></text:p>
      <text:p text:style-name="P19"><text:span text:style-name="T25"/></text:p>
      <text:p text:style-name="P20"><text:span text:style-name="T25">W</text:span><text:span text:style-name="T22">hen a system crashes, or when the power goes away the volatilily stored values in DRAM, any data in memory is lost. Thue, we need hardware and software to e able to store data </text:span><text:span text:style-name="T6">persistently</text:span><text:span text:style-name="T22">. </text:span>Persistence<text:span text:style-name="T22">, such storage in critical to any system as users case a great deal of their data. </text:span></text:p>
      <text:p text:style-name="P20"><text:span text:style-name="T22"/></text:p>
      <text:p text:style-name="P21"><text:span text:style-name="T22">Example – Hardware</text:span></text:p>
      <text:p text:style-name="P21"><text:span text:style-name="T22">Hardware comes in some form od input/output or I/O device. For long-lived infrmation, we have e.g. the hard drive (HDD) or solid-state-drive (SSD). </text:span></text:p>
      <text:p text:style-name="P22"><text:span text:style-name="T22">Example – Software</text:span></text:p>
      <text:p text:style-name="P32"><text:span text:style-name="T15">In an OS, the software t</text:span><text:span text:style-name="T16">h</text:span><text:span text:style-name="T15">at usually </text:span><text:span text:style-name="T28">manages the disk is called the </text:span><text:span text:style-name="T49">file system</text:span><text:span text:style-name="T28">.</text:span></text:p>
      <text:p text:style-name="P20"><text:span text:style-name="T22"/></text:p>
      <text:p text:style-name="P23"><text:span text:style-name="T22">Important question: How do we store data persistently?</text:span></text:p>
      <text:list xml:id="list140466266" text:style-name="L5">
        <text:list-item>
          <text:p text:style-name="P25"><text:span text:style-name="T22">What techniques are needed for the file system to managing persistent data correctly?</text:span></text:p>
        </text:list-item>
        <text:list-item>
          <text:p text:style-name="P25"><text:span text:style-name="T22">What mechanisms and poliies are required to do so with high performance? </text:span></text:p>
        </text:list-item>
        <text:list-item>
          <text:p text:style-name="P25"><text:span text:style-name="T22">How is reliablity achieved, in the face of failures in hardware and software?</text:span></text:p>
        </text:list-item>
      </text:list>
      <text:p text:style-name="P26"><text:span text:style-name="T22"/></text:p>
      <text:p text:style-name="P27"><text:span text:style-name="T22">Example – create and write to a file</text:span></text:p>
      <text:p text:style-name="P27"><text:span text:style-name="T22">The program makes three calls to the OS. To open the file or create it, a call to </text:span><text:span text:style-name="T6">open()</text:span><text:span text:style-name="T22"> is used, to write some data to the file, a call to </text:span><text:span text:style-name="T6">write() </text:span><text:span text:style-name="T22">is used and to close the file and inidicating that the program won’t be writing any more data to it, a call to </text:span><text:span text:style-name="T6">close()</text:span><text:span text:style-name="T22"> is used. </text:span><text:span text:style-name="T26">These </text:span><text:span text:style-name="T10">system calls </text:span><text:span text:style-name="T26">are routed to the part of the OS called the </text:span><text:span text:style-name="T10">file system</text:span><text:span text:style-name="T26">. </text:span></text:p>
      <text:p text:style-name="P28"><text:span text:style-name="T26">T</text:span><text:span text:style-name="T22">o handle the problems of system crashes, most file systems incorporate some kind of intricate write protocol, such as </text:span><text:span text:style-name="T6">journaling</text:span><text:span text:style-name="T22"> or </text:span><text:span text:style-name="T6">copy-on-write</text:span><text:span text:style-name="T22">, carefully ordering writes to the disk to ensure that a failure can be recovered from. </text:span></text:p>
      <text:p text:style-name="P29"><text:span text:style-name="T22">Under persistence we will discuss: </text:span></text:p>
      <text:list xml:id="list309145149" text:style-name="L6">
        <text:list-item>
          <text:p text:style-name="P30"><text:span text:style-name="T22">devices in general</text:span></text:p>
        </text:list-item>
        <text:list-item>
          <text:p text:style-name="P30"><text:span text:style-name="T22">I/O in general</text:span></text:p>
        </text:list-item>
        <text:list-item>
          <text:p text:style-name="P30"><text:span text:style-name="T22">disks</text:span></text:p>
        </text:list-item>
        <text:list-item>
          <text:p text:style-name="P30"><text:span text:style-name="T22">RAIDs</text:span></text:p>
        </text:list-item>
        <text:list-item>
          <text:p text:style-name="P30"><text:span text:style-name="T22">Files systems</text:span></text:p>
        </text:list-item>
      </text:list>
      <text:p text:style-name="P29"><text:span text:style-name="T22"/></text:p>
      <text:p text:style-name="P24"><text:span text:style-name="T22">Design Goals</text:span></text:p>
      <text:p text:style-name="P33"><text:span text:style-name="T17">Manage resources with hardware and software through virtualization, conurrency and persistence. The idea is to make </text:span><text:span text:style-name="T29">complicated solutions easy to use, this is achived through different levels of abstraction. One could say that the OS itself is an abstraction of using a</text:span><text:span text:style-name="T30">nd advantaging a machine. </text:span><text:span text:style-name="T31">When designing or buying an OS, we want </text:span><text:span text:style-name="T50">high peformance</text:span><text:span text:style-name="T31"> and we want to</text:span><text:span text:style-name="T50"> minimize the overheads</text:span><text:span text:style-name="T31">. One also want to </text:span><text:span text:style-name="T50">protection</text:span><text:span text:style-name="T31"> between applications, and between the OS and application. </text:span><text:span text:style-name="T32">Protectionis at the heart of a key principle underlying an OS, which is that of </text:span><text:span text:style-name="T51">isolation</text:span><text:span text:style-name="T32">. When an OS fail, all the processes, programs and applications fails, so we must have a high degree of </text:span><text:span text:style-name="T51">reliability</text:span><text:span text:style-name="T32">. </text:span><text:span text:style-name="T33">We also want </text:span><text:span text:style-name="T52">energy-efficienc, security</text:span><text:span text:style-name="T33"> and </text:span><text:span text:style-name="T52">mobility</text:span><text:span text:style-name="T33">. </text:span></text:p>
      <text:p text:style-name="P33"><text:span text:style-name="T33"/></text:p>
      <text:p text:style-name="P3"><text:span text:style-name="T35">T</text:span><text:span text:style-name="T34">he importance of <text:s/>Unix</text:span></text:p>
      <text:p text:style-name="P9"><text:span text:style-name="T34">Unix brought together many great ideas and made a system that was both simple and powerful. </text:span><text:span text:style-name="T36">The </text:span><text:span text:style-name="T53">shell</text:span><text:span text:style-name="T36"> and e.g. the primitive </text:span><text:span text:style-name="T53">pipes</text:span><text:span text:style-name="T36"> enabled easier programming and accomplishment of bigger tasks. </text:span><text:span text:style-name="T37">Unix was friendly to programmers and developers. It was an early form o</text:span><text:span text:style-name="T38">f</text:span><text:span text:style-name="T37"> </text:span><text:span text:style-name="T54">open-soruce software.</text:span><text:span text:style-name="T55"> </text:span><text:span text:style-name="T39">It enabled tools for the new </text:span><text:span text:style-name="T55">programming lagnuage C</text:span><text:span text:style-name="T39">. </text:span><text:span text:style-name="T40">It enabled accessability and readability of code, leading to new interesting distributions such as the Berkeley Systems Distribution (BSD), a development led by Bill Joy who later cofunded Sun Microsystems. </text:span><text:span text:style-name="T41">The open </text:span><text:span text:style-name="T42">Unix </text:span><text:span text:style-name="T41">systems were advataged by many large companies and technical lead projects </text:span><text:span text:style-name="T43">and a lot of propriatery variants were created. </text:span></text:p>
      <text:p text:style-name="P38"><text:soft-page-break/><text:span text:style-name="T45">I</text:span><text:span text:style-name="T44">mportance of Linux</text:span></text:p>
      <text:p text:style-name="P40"><text:span text:style-name="T44">Funrtunately, for </text:span><text:span text:style-name="T56">Unix</text:span><text:span text:style-name="T44"> a finnish hacker named </text:span><text:span text:style-name="T56">Linus Torvalds</text:span><text:span text:style-name="T44"> wrote his own version of Unix borowed heavily on the pronciples and ideas behid the original OS, but not from the code base, thus avoiding legal issues. </text:span><text:span text:style-name="T46">He took help from many prominent experts and hackers around the world, used the sophisticated </text:span><text:span text:style-name="T57">GNU</text:span><text:span text:style-name="T46"> tools and </text:span><text:span text:style-name="T57">Linux</text:span><text:span text:style-name="T46"> were born. <text:s/></text:span></text:p>
      <text:p text:style-name="P41"><text:span text:style-name="T44">As the internet era came into place, most companies such as Google, Amazon, Facebook and others chose to run Linux, as it was free and could be modified to suuit their needs. </text:span><text:span text:style-name="T47">As smartphones was introduced, Linux found a stronghold here too (via Android). </text:span><text:span text:style-name="T48">Steve Jobs also took his NEXTStep OS environment to Apple making Unix popular on desktops. </text:span></text:p>
      <text:p text:style-name="P41"><text:span text:style-name="T48"/></text:p>
      <text:p text:style-name="P39"><text:span text:style-name="T48">H</text:span><text:span text:style-name="T44">omework</text:span></text:p>
      <text:p text:style-name="P42"><text:span text:style-name="T44">Easy simulation or real code assignments</text:span></text:p>
      <text:p text:style-name="P42"><text:span text:style-name="T44">For harder projects, see: </text:span><text:a xlink:type="simple" xlink:href="https://github.coc/remzi-arpacidusseau/ostep-projects" text:style-name="Internet_20_link" text:visited-style-name="Visited_20_Internet_20_Link"><text:span text:style-name="T44">https://github.coc/remzi-arpacidusseau/ostep-projects</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fo:text-align="center" style:justify-single-word="false"/>
      <style:text-properties style:text-line-through-style="none" style:text-line-through-type="none" style:text-position="0% 100%" fo:font-style="normal" fo:font-weight="normal" officeooo:rsid="00163b2f" style:font-style-asian="normal" style:font-weight-asian="normal"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5T16:57:00.872132530</meta:creation-date>
    <dc:date>2020-11-05T18:57:20.269148912</dc:date>
    <meta:editing-duration>PT1H59M46S</meta:editing-duration>
    <meta:editing-cycles>63</meta:editing-cycles>
    <meta:generator>LibreOffice/6.4.6.2$Linux_X86_64 LibreOffice_project/40$Build-2</meta:generator>
    <meta:document-statistic meta:table-count="0" meta:image-count="0" meta:object-count="0" meta:page-count="3" meta:paragraph-count="55" meta:word-count="1179" meta:character-count="7037" meta:non-whitespace-character-count="5896"/>
  </office:meta>
</office:document-meta>
</file>